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Comic Sans MS" svg:font-family="'Comic Sans MS'" style:font-family-generic="swiss"/>
    <style:font-face style:name="Courier New" svg:font-family="'Courier New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_20_1">
      <style:paragraph-properties fo:margin-top="0cm" fo:margin-bottom="0.106cm" style:contextual-spacing="false" fo:break-before="pag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font-size="15pt" fo:language="en" fo:country="US" officeooo:paragraph-rsid="000e637d" style:font-size-asian="15pt" style:font-size-complex="15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font-size="11pt" fo:language="en" fo:country="US" style:font-size-asian="11pt" style:font-size-complex="11pt"/>
    </style:style>
    <style:style style:name="P5" style:family="paragraph" style:parent-style-name="Standard" style:list-style-name="L1">
      <style:text-properties fo:font-size="11pt" fo:language="en" fo:country="US" style:font-size-asian="11pt" style:font-size-complex="11pt"/>
    </style:style>
    <style:style style:name="P6" style:family="paragraph" style:parent-style-name="Standard" style:list-style-name="L1">
      <style:paragraph-properties fo:line-height="200%"/>
      <style:text-properties fo:font-size="11pt" fo:language="en" fo:country="US" style:text-underline-style="solid" style:text-underline-width="auto" style:text-underline-color="font-color" style:font-size-asian="11pt" style:font-size-complex="11pt"/>
    </style:style>
    <style:style style:name="T1" style:family="text">
      <style:text-properties style:font-name="Comic Sans MS" fo:font-weight="normal" style:font-weight-asian="normal"/>
    </style:style>
    <style:style style:name="T2" style:family="text">
      <style:text-properties style:font-name="Courier New"/>
    </style:style>
    <style:style style:name="T3" style:family="text">
      <style:text-properties officeooo:rsid="000e637d"/>
    </style:style>
    <style:style style:name="T4" style:family="text">
      <style:text-properties officeooo:rsid="00112e80"/>
    </style:style>
    <style:style style:name="T5" style:family="text">
      <style:text-properties officeooo:rsid="0012ce0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Hlk75701009"/><text:span text:style-name="T1">Irregular Verbs</text:span><text:span text:style-name="T2"> II </text:span><text:bookmark-end text:name="_Hlk75701009"/></text:h>
      <text:p text:style-name="P1"/>
      <text:p text:style-name="P1">Supply the correct past tense of the verbs in parentheses.</text:p>
      <text:p text:style-name="P4"/>
      <text:list xml:id="list2707853542" text:style-name="L1">
        <text:list-item>
          <text:p text:style-name="P6">The plane <text:tab/><text:tab/><text:tab/><text:tab/>for Buenos Aires last night at midnight. <text:tab/><text:tab/>(leave)</text:p>
        </text:list-item>
        <text:list-item>
          <text:p text:style-name="P6">Helen<text:tab/><text:tab/><text:tab/>her cousin to the party last night. <text:tab/><text:tab/><text:tab/><text:tab/><text:tab/>(bring)</text:p>
        </text:list-item>
        <text:list-item>
          <text:p text:style-name="P6">I<text:tab/><text:tab/><text:tab/>to bring my notebook to class this morning. <text:tab/><text:tab/><text:tab/><text:tab/>(forget)</text:p>
        </text:list-item>
        <text:list-item>
          <text:p text:style-name="P6">He<text:tab/><text:tab/><text:tab/><text:tab/>president of the company five years ago. <text:tab/><text:tab/><text:tab/>(become)</text:p>
        </text:list-item>
        <text:list-item>
          <text:p text:style-name="P6">We <text:tab/><text:tab/><text:tab/> a good time in our trip from Texas to Mexico City. <text:tab/><text:tab/><text:tab/>(have) <text:s text:c="2"/></text:p>
        </text:list-item>
        <text:list-item>
          <text:p text:style-name="P6">I <text:tab/><text:tab/><text:tab/> <text:s/>my English book yesterday, but<text:tab/><text:tab/><text:tab/> it later. <text:tab/><text:span text:style-name="T3">(</text:span>lose / find<text:span text:style-name="T3">)</text:span></text:p>
        </text:list-item>
        <text:list-item>
          <text:p text:style-name="P6">The two men<text:tab/><text:tab/><text:tab/>bitterly over the division of the money. <text:tab/><text:tab/><text:tab/>(fight)</text:p>
        </text:list-item>
        <text:list-item>
          <text:p text:style-name="P6">The telephone <text:tab/><text:tab/><text:tab/>twice, but no one answered it. <text:tab/><text:tab/><text:tab/>(ring)</text:p>
        </text:list-item>
        <text:list-item>
          <text:p text:style-name="P6">The Smiths <text:tab/><text:tab/><text:tab/>their children to Mexico with them. <text:tab/><text:tab/><text:tab/><text:tab/>(take)</text:p>
        </text:list-item>
        <text:list-item>
          <text:p text:style-name="P6">George<text:tab/><text:tab/><text:tab/><text:tab/>about his troubles continuously. <text:tab/><text:tab/><text:tab/>(think)</text:p>
        </text:list-item>
        <text:list-item>
          <text:p text:style-name="P6">Last year Professor Jones <text:tab/><text:tab/><text:tab/>us both English and Mathematics. <text:tab/><text:tab/>(teach)</text:p>
        </text:list-item>
        <text:list-item>
          <text:p text:style-name="P6">They<text:tab/><text:tab/><text:tab/> the property in 1986 and <text:tab/><text:tab/><text:tab/> it in 1992. <text:tab/><text:tab/>(buy/sell)</text:p>
        </text:list-item>
        <text:list-item>
          <text:p text:style-name="P6">John<text:tab/> <text:s/><text:tab/> part of the money and <text:tab/><text:tab/>the rest to his two brothers. <text:tab/><text:tab/>(keep/give)</text:p>
        </text:list-item>
        <text:list-item>
          <text:p text:style-name="P6">The police<text:tab/><text:tab/> their best, but never <text:tab/><text:tab/>the real bank robber. <text:tab/><text:tab/><text:tab/>(do/catch)</text:p>
        </text:list-item>
        <text:list-item>
          <text:p text:style-name="P6"><text:span text:style-name="T4">She</text:span> <text:tab/><text:tab/> in French, <text:span text:style-name="T4">and </text:span>we <text:tab/><text:tab/><text:tab/>none of the words. <text:tab/><text:tab/>(sing-understand)</text:p>
        </text:list-item>
        <text:list-item>
          <text:p text:style-name="P6">We<text:tab/><text:tab/><text:tab/><text:tab/>on the corner and waited for John for two hours. <text:tab/><text:tab/>(stand)</text:p>
        </text:list-item>
        <text:list-item>
          <text:p text:style-name="P6">She <text:tab/><text:tab/> <text:tab/>some quite nasty things about him. <text:tab/><text:tab/><text:tab/><text:tab/><text:tab/><text:span text:style-name="T5">(say)</text:span></text:p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Comic Sans MS" svg:font-family="'Comic Sans MS'" style:font-family-generic="swiss"/>
    <style:font-face style:name="Courier New" svg:font-family="'Courier New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fo:font-size="14pt" fo:font-weight="bold" style:letter-kerning="true" style:font-size-asian="14pt" style:font-weight-asian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1-07T08:53:11.419000000</meta:creation-date>
    <dc:date>2022-11-07T09:19:59.573000000</dc:date>
    <dc:creator>E G</dc:creator>
    <meta:editing-duration>PT25M50S</meta:editing-duration>
    <meta:editing-cycles>5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9" meta:word-count="201" meta:character-count="1190" meta:non-whitespace-character-count="905"/>
  </office:meta>
</office:document-meta>
</file>